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4-04T13:59:58" calcext:value-type="date">
            <text:p>2022-04-04 13:59:58</text:p>
          </table:table-cell>
          <table:table-cell table:style-name="ce22" office:value-type="date" office:date-value="2022-04-04" calcext:value-type="date">
            <text:p>2022-04-0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3H59M58S" calcext:value-type="time">
            <text:p>13:59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4-04T13:59:58" calcext:value-type="date">
            <text:p>2022-04-04 13:59:58</text:p>
          </table:table-cell>
          <table:table-cell table:style-name="ce23" office:value-type="date" office:date-value="2022-04-04" calcext:value-type="date">
            <text:p>2022-04-0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1H59M58S" calcext:value-type="time">
            <text:p>01:59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4-04T13:59:58" calcext:value-type="date">
            <text:p>2022-04-04 13:59:58</text:p>
          </table:table-cell>
          <table:table-cell table:style-name="ce24" office:value-type="date" office:date-value="2022-04-04" calcext:value-type="date">
            <text:p>2022-04-0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3H59M58S" calcext:value-type="time">
            <text:p>13:59:5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4-04T13:59:58" calcext:value-type="date">
            <text:p>2022-04-04 13:59:58</text:p>
          </table:table-cell>
          <table:table-cell table:style-name="ce25" office:value-type="date" office:date-value="2022-04-04" calcext:value-type="date">
            <text:p>2022-04-0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1H59M58S" calcext:value-type="time">
            <text:p>01:59:5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4-04T13:59:58" calcext:value-type="date">
            <text:p>2022-04-04 13:59:58</text:p>
          </table:table-cell>
          <table:table-cell table:style-name="ce26" office:value-type="date" office:date-value="2022-04-04" calcext:value-type="date">
            <text:p>2022-04-0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3H59M58S" calcext:value-type="time">
            <text:p>13:59:5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4-04T13:59:58" calcext:value-type="date">
            <text:p>2022-04-04 13:59:58</text:p>
          </table:table-cell>
          <table:table-cell table:style-name="ce27" office:value-type="date" office:date-value="2022-04-04" calcext:value-type="date">
            <text:p>2022-04-0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1H59M58S" calcext:value-type="time">
            <text:p>01:59:5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4-04T13:59:58" calcext:value-type="date">
            <text:p>2022-04-04 13:59:58</text:p>
          </table:table-cell>
          <table:table-cell table:style-name="ce28" office:value-type="date" office:date-value="2022-04-04" calcext:value-type="date">
            <text:p>2022-04-0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3H59M58S" calcext:value-type="time">
            <text:p>13:59:5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4-04T13:59:58" calcext:value-type="date">
            <text:p>2022-04-04 13:59:58</text:p>
          </table:table-cell>
          <table:table-cell table:style-name="ce29" office:value-type="date" office:date-value="2022-04-04" calcext:value-type="date">
            <text:p>2022-04-0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1H59M58S" calcext:value-type="time">
            <text:p>01:59:5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4-04T13:59:58" calcext:value-type="date">
            <text:p>2022-04-04 13:59:58</text:p>
          </table:table-cell>
          <table:table-cell table:style-name="ce30" office:value-type="date" office:date-value="2022-04-04" calcext:value-type="date">
            <text:p>2022-04-0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3H59M59S" calcext:value-type="time">
            <text:p>13:59:5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4-04T13:59:59" calcext:value-type="date">
            <text:p>2022-04-04 13:59:59</text:p>
          </table:table-cell>
          <table:table-cell table:style-name="ce31" office:value-type="date" office:date-value="2022-04-04" calcext:value-type="date">
            <text:p>2022-04-0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1H59M59S" calcext:value-type="time">
            <text:p>01:59:5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4-0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742510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1.162903" calcext:value-type="float">
            <text:p>1,16</text:p>
          </table:table-cell>
          <table:table-cell office:value-type="float" office:value="0.00477483673469388" calcext:value-type="float">
            <text:p>0,004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85465" calcext:value-type="float">
            <text:p>0,09</text:p>
          </table:table-cell>
          <table:table-cell office:value-type="float" office:value="0.0085465" calcext:value-type="float">
            <text:p>0,008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8218" calcext:value-type="float">
            <text:p>0,02</text:p>
          </table:table-cell>
          <table:table-cell office:value-type="float" office:value="0.00227725" calcext:value-type="float">
            <text:p>0,002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26467" calcext:value-type="float">
            <text:p>0,03</text:p>
          </table:table-cell>
          <table:table-cell office:value-type="float" office:value="0.0052934" calcext:value-type="float">
            <text:p>0,005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075091" calcext:value-type="float">
            <text:p>0,08</text:p>
          </table:table-cell>
          <table:table-cell office:value-type="float" office:value="0.0375455" calcext:value-type="float">
            <text:p>0,037546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1.368144" calcext:value-type="float">
            <text:p>1,37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3:59:57.6792268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3:59:56</meta:creation-date>
    <meta:generator>LibreOffice/7.2.6.2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26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4-04T14:00:00.343748313</dc:date>
    <dc:title>UnoGenerator ODS example</dc:title>
    <meta:document-statistic meta:table-count="5" meta:cell-count="314" meta:object-count="0"/>
  </office:meta>
</office:document-meta>
</file>